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2cm" fo:min-width="9.66cm"/>
    </style:style>
    <style:style style:name="gr2" style:family="graphic" style:parent-style-name="standard">
      <style:graphic-properties svg:stroke-color="#004586" draw:textarea-horizontal-align="justify" draw:textarea-vertical-align="middle" draw:auto-grow-height="false"/>
    </style:style>
    <style:style style:name="gr3" style:family="graphic" style:parent-style-name="standard">
      <style:graphic-properties svg:stroke-color="#314004" draw:fill="solid" draw:fill-color="#99cc66"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svg:stroke-color="#808080" draw:marker-start-width="0.352cm" draw:marker-end-width="0.352cm" draw:fill="solid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051cm" svg:stroke-color="#1c1c1c" draw:marker-start-width="0.276cm" draw:marker-end-width="0.276cm" draw:fill="solid" draw:fill-color="#eeeeee" draw:textarea-horizontal-align="justify" draw:textarea-vertical-align="middle" draw:auto-grow-height="false" fo:min-height="1.986cm" fo:min-width="7.07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6cm" fo:min-width="4.93cm"/>
    </style:style>
    <style:style style:name="gr7" style:family="graphic" style:parent-style-name="objectwithoutfill">
      <style:graphic-properties svg:stroke-width="0.457cm" svg:stroke-color="#0084d1" draw:marker-start-width="0.882cm" draw:marker-end-width="0.882cm" draw:fill="none" draw:textarea-vertical-align="middle" fo:padding-top="0.35cm" fo:padding-bottom="0.35cm" fo:padding-left="0.475cm" fo:padding-right="0.475cm"/>
    </style:style>
    <style:style style:name="gr8" style:family="graphic" style:parent-style-name="objectwithoutfill">
      <style:graphic-properties svg:stroke-width="0.457cm" svg:stroke-color="#669933" draw:marker-start-width="0.882cm" draw:marker-end-width="0.882cm" draw:fill="none" draw:textarea-vertical-align="middle" fo:padding-top="0.35cm" fo:padding-bottom="0.35cm" fo:padding-left="0.475cm" fo:padding-right="0.475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2cm" fo:min-width="6.892cm"/>
    </style:style>
    <style:style style:name="gr11" style:family="graphic" style:parent-style-name="standard">
      <style:graphic-properties svg:stroke-color="#004586" draw:fill="solid" draw:fill-color="#729fcf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4.93cm"/>
    </style:style>
    <style:style style:name="gr13" style:family="graphic" style:parent-style-name="standard">
      <style:graphic-properties draw:stroke="none" svg:stroke-color="#666666" draw:fill-color="#ffffff" draw:textarea-horizontal-align="justify" draw:textarea-vertical-align="middle" draw:auto-grow-height="false" fo:min-height="0.766cm" fo:min-width="3.056cm"/>
    </style:style>
    <style:style style:name="gr14" style:family="graphic" style:parent-style-name="standard">
      <style:graphic-properties svg:stroke-color="#666666" draw:fill="solid" draw:fill-color="#dddddd" draw:textarea-horizontal-align="justify" draw:textarea-vertical-align="middle" draw:auto-grow-height="false" fo:min-height="6.14cm" fo:min-width="8.39cm"/>
    </style:style>
    <style:style style:name="gr15" style:family="graphic" style:parent-style-name="standard">
      <style:graphic-properties draw:stroke="none" svg:stroke-color="#666666" draw:fill-color="#ffffff" draw:textarea-horizontal-align="justify" draw:textarea-vertical-align="middle" draw:auto-grow-height="false" fo:min-height="0.766cm" fo:min-width="2.294cm"/>
    </style:style>
    <style:style style:name="gr16" style:family="graphic" style:parent-style-name="standard">
      <style:graphic-properties svg:stroke-color="#004586" draw:textarea-horizontal-align="justify" draw:textarea-vertical-align="middle" draw:auto-grow-height="false" fo:min-height="1.267cm" fo:min-width="4.435cm"/>
    </style:style>
    <style:style style:name="gr17" style:family="graphic" style:parent-style-name="standard">
      <style:graphic-properties svg:stroke-color="#314004" draw:fill="solid" draw:fill-color="#99cc66" draw:textarea-horizontal-align="justify" draw:textarea-vertical-align="middle" draw:auto-grow-height="false" fo:min-height="1.268cm" fo:min-width="4.435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97cm"/>
    </style:style>
    <style:style style:name="gr21" style:family="graphic" style:parent-style-name="objectwithoutfill">
      <style:graphic-properties draw:marker-start="Rounded_20_large_20_Arrow" draw:marker-end="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19.09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0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4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 draw:fill-color="#99cc66"/>
      <style:paragraph-properties fo:text-align="center"/>
    </style:style>
    <style:style style:name="P4" style:family="paragraph">
      <loext:graphic-properties draw:fill="solid" draw:fill-color="#cccccc"/>
      <style:paragraph-properties fo:text-align="center"/>
    </style:style>
    <style:style style:name="P5" style:family="paragraph">
      <loext:graphic-properties draw:fill="solid" draw:fill-color="#eeeeee"/>
      <style:paragraph-properties fo:text-align="center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729fcf"/>
      <style:paragraph-properties fo:text-align="center"/>
    </style:style>
    <style:style style:name="P10" style:family="paragraph">
      <loext:graphic-properties draw:fill-color="#ffffff"/>
      <style:paragraph-properties fo:text-align="center"/>
      <style:text-properties fo:font-size="18pt"/>
    </style:style>
    <style:style style:name="P11" style:family="paragraph">
      <loext:graphic-properties draw:fill="solid" draw:fill-color="#dddddd"/>
      <style:paragraph-properties fo:text-align="center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="solid" draw:fill-color="#99cc66"/>
      <style:paragraph-properties fo:text-align="center"/>
      <style:text-properties fo:font-size="18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0000ff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ff3300" fo:font-size="16pt" style:font-size-asian="16pt" style:font-size-complex="16pt"/>
    </style:style>
    <style:style style:name="T5" style:family="text">
      <style:text-properties fo:color="#ff3300" fo:font-size="18pt" style:font-size-asian="18pt" style:font-size-complex="18pt"/>
    </style:style>
    <style:style style:name="T6" style:family="text">
      <style:text-properties fo:color="#0000ff" fo:font-size="18pt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ize="18pt"/>
    </style:style>
    <style:style style:name="T8" style:family="text">
      <style:text-properties fo:color="#0000cc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0.16cm" svg:height="2.032cm" svg:x="8.92cm" svg:y="1.778cm">
          <draw:text-box>
            <text:p text:style-name="P1"><text:span text:style-name="T1">Upstream Repository</text:span></text:p>
            <text:p text:style-name="P1"><text:span text:style-name="T2">upstream</text:span></text:p>
          </draw:text-box>
        </draw:frame>
        <draw:custom-shape draw:style-name="gr2" draw:text-style-name="P1" draw:layer="layout" svg:width="12.7cm" svg:height="2.667cm" draw:transform="rotate (1.5707963267949) translate (6.812cm 18.796cm)">
          <text:p text:style-name="P1">develop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2.7cm" svg:height="2.667cm" draw:transform="rotate (1.5707963267949) translate (10.812cm 18.796cm)">
          <text:p text:style-name="P1">Release/4.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2.7cm" svg:height="2.667cm" draw:transform="rotate (1.5707963267949) translate (14.812cm 18.796cm)">
          <text:p text:style-name="P1">Release/4.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508cm" svg:height="0.508cm" svg:x="19.05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8cm" svg:height="0.508cm" svg:x="20.251cm" svg:y="11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8cm" svg:height="0.508cm" svg:x="21.452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8cm" svg:height="0.508cm" svg:x="22.654cm" svg:y="11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5" draw:layer="layout" svg:width="7.62cm" svg:height="2.286cm" svg:x="19.304cm" svg:y="17.526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6" draw:layer="layout" svg:width="5.43cm" svg:height="1.686cm" svg:x="21.147cm" svg:y="17.872cm">
            <draw:text-box>
              <text:p><text:span text:style-name="T3">Active development</text:span></text:p>
              <text:p><text:span text:style-name="T3">Reference only </text:span><text:span text:style-name="T4"><text:s/></text:span><text:span text:style-name="T5">**</text:span></text:p>
            </draw:text-box>
          </draw:frame>
          <draw:line draw:style-name="gr7" draw:text-style-name="P7" draw:layer="layout" svg:x1="20.066cm" svg:y1="18.266cm" svg:x2="20.828cm" svg:y2="18.266cm">
            <text:p/>
          </draw:line>
          <draw:line draw:style-name="gr8" draw:text-style-name="P7" draw:layer="layout" svg:x1="20.066cm" svg:y1="18.966cm" svg:x2="20.828cm" svg:y2="18.966cm">
            <text:p/>
          </draw:line>
        </draw:g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0" draw:text-style-name="P2" draw:layer="layout" svg:width="7.392cm" svg:height="2.032cm" svg:x="10.304cm" svg:y="1.778cm">
          <draw:text-box>
            <text:p text:style-name="P1"><text:span text:style-name="T1">Developer Fork</text:span></text:p>
            <text:p text:style-name="P1"><text:span text:style-name="T2">origin</text:span></text:p>
          </draw:text-box>
        </draw:frame>
        <draw:custom-shape draw:style-name="gr3" draw:text-style-name="P3" draw:layer="layout" svg:width="12.7cm" svg:height="2.667cm" draw:transform="rotate (1.5707963267949) translate (6.812cm 18.796cm)">
          <text:p text:style-name="P1">develop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2.7cm" svg:height="2.667cm" draw:transform="rotate (1.5707963267949) translate (10.812cm 18.796cm)">
          <text:p text:style-name="P1">JIRA-12345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2.7cm" svg:height="2.667cm" draw:transform="rotate (1.5707963267949) translate (14.812cm 18.796cm)">
          <text:p text:style-name="P1">JIRA-65432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508cm" svg:height="0.508cm" svg:x="19.05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8cm" svg:height="0.508cm" svg:x="20.251cm" svg:y="11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8cm" svg:height="0.508cm" svg:x="21.452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8cm" svg:height="0.508cm" svg:x="22.654cm" svg:y="11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5" draw:layer="layout" svg:width="7.62cm" svg:height="2.286cm" svg:x="19.304cm" svg:y="17.526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6" draw:layer="layout" svg:width="5.43cm" svg:height="1.524cm" svg:x="21.147cm" svg:y="17.872cm">
            <draw:text-box>
              <text:p><text:span text:style-name="T3">Active development</text:span></text:p>
              <text:p><text:span text:style-name="T3">Reference only</text:span></text:p>
            </draw:text-box>
          </draw:frame>
          <draw:line draw:style-name="gr7" draw:text-style-name="P7" draw:layer="layout" svg:x1="20.066cm" svg:y1="18.266cm" svg:x2="20.828cm" svg:y2="18.266cm">
            <text:p/>
          </draw:line>
          <draw:line draw:style-name="gr8" draw:text-style-name="P7" draw:layer="layout" svg:x1="20.066cm" svg:y1="18.966cm" svg:x2="20.828cm" svg:y2="18.966cm">
            <text:p/>
          </draw:line>
        </draw:g>
        <presentation:notes draw:style-name="dp2">
          <draw:page-thumbnail draw:style-name="gr9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3" draw:text-style-name="P10" draw:layer="layout" svg:width="3.556cm" svg:height="1.016cm" svg:x="4.318cm" svg:y="5.978cm">
          <text:p text:style-name="P1"><text:span text:style-name="T6">upstream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8.89cm" svg:height="6.39cm" svg:x="1.778cm" svg:y="7.0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794cm" svg:height="1.016cm" svg:x="19.304cm" svg:y="6.224cm">
          <text:p text:style-name="P1"><text:span text:style-name="T6">ori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8.89cm" svg:height="6.39cm" svg:x="16.51cm" svg:y="7.2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xml:id="id1" draw:id="id1" draw:layer="layout" svg:width="5.099cm" svg:height="1.681cm" draw:transform="rotate (1.5707963267949) translate (3.01cm 12.801cm)">
          <text:p text:style-name="P1"><text:span text:style-name="T7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5.099cm" svg:height="1.682cm" draw:transform="rotate (1.5707963267949) translate (5.533cm 12.801cm)">
          <text:p text:style-name="P1"><text:span text:style-name="T7">Release/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5.099cm" svg:height="1.682cm" draw:transform="rotate (1.5707963267949) translate (8.057cm 12.801cm)">
          <text:p text:style-name="P1"><text:span text:style-name="T7">Release/4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xml:id="id2" draw:id="id2" draw:layer="layout" svg:width="5.099cm" svg:height="1.681cm" draw:transform="rotate (1.5707963267949) translate (19.616cm 13.036cm)">
          <text:p text:style-name="P1"><text:span text:style-name="T7">JIRA-12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draw:layer="layout" svg:width="5.099cm" svg:height="1.681cm" draw:transform="rotate (1.5707963267949) translate (22.14cm 13.036cm)">
          <text:p text:style-name="P1"><text:span text:style-name="T7">JIRA-567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5.099cm" svg:height="1.682cm" draw:transform="rotate (1.5707963267949) translate (17.092cm 13.036cm)">
          <text:p text:style-name="P1"><text:span text:style-name="T7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draw:line-skew="1.765cm" svg:x1="3.85cm" svg:y1="12.801cm" svg:x2="20.456cm" svg:y2="13.036cm" draw:start-shape="id1" draw:start-glue-point="3" draw:end-shape="id2" draw:end-glue-point="3" svg:d="M3850 12801v2501h16606v-2266" svg:viewBox="0 0 16607 2502">
          <text:p/>
        </draw:connector>
        <draw:frame draw:style-name="gr19" draw:text-style-name="P14" draw:layer="layout" svg:width="4.905cm" svg:height="0.962cm" svg:x="11.766cm" svg:y="14.452cm">
          <draw:text-box>
            <text:p>1) <text:s/>ghNJB 1234</text:p>
          </draw:text-box>
        </draw:frame>
        <draw:connector draw:style-name="gr18" draw:text-style-name="P7" draw:layer="layout" draw:line-skew="0.457cm" svg:x1="3.81cm" svg:y1="15.736cm" svg:x2="20.502cm" svg:y2="15.982cm" svg:d="M3810 15736v1204h16692v-958" svg:viewBox="0 0 16693 1205">
          <text:p/>
        </draw:connector>
        <draw:frame draw:style-name="gr20" draw:text-style-name="P14" draw:layer="layout" svg:width="3.918cm" svg:height="0.962cm" svg:x="11.864cm" svg:y="16.052cm">
          <draw:text-box>
            <text:p>2) <text:s/>ghUBUD</text:p>
          </draw:text-box>
        </draw:frame>
        <draw:frame draw:style-name="gr20" draw:text-style-name="P14" draw:layer="layout" svg:width="3.918cm" svg:height="0.962cm" svg:x="11.864cm" svg:y="17.852cm">
          <draw:text-box>
            <text:p>3) <text:s/>ghNPRD</text:p>
          </draw:text-box>
        </draw:frame>
        <draw:connector draw:style-name="gr21" draw:text-style-name="P7" draw:layer="layout" draw:line-skew="0.895cm" svg:x1="3.901cm" svg:y1="17.102cm" svg:x2="20.507cm" svg:y2="17.337cm" svg:d="M3901 17102v1631h16606v-1396" svg:viewBox="0 0 16607 1632">
          <text:p/>
        </draw:connector>
        <draw:frame draw:style-name="gr22" draw:text-style-name="P2" draw:layer="layout" svg:width="21.537cm" svg:height="1.276cm" svg:x="3.232cm" svg:y="1.524cm">
          <draw:text-box>
            <text:p text:style-name="P1"><text:span text:style-name="T1">Working with the upstream </text:span><text:span text:style-name="T8">development</text:span><text:span text:style-name="T1"> branch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3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3" draw:text-style-name="P10" draw:layer="layout" svg:width="3.556cm" svg:height="1.016cm" svg:x="4.318cm" svg:y="5.978cm">
          <text:p text:style-name="P1"><text:span text:style-name="T6">upstream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8.89cm" svg:height="6.39cm" svg:x="1.778cm" svg:y="7.0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794cm" svg:height="1.016cm" svg:x="19.304cm" svg:y="6.224cm">
          <text:p text:style-name="P1"><text:span text:style-name="T6">ori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8.89cm" svg:height="6.39cm" svg:x="16.51cm" svg:y="7.2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5.099cm" svg:height="1.681cm" draw:transform="rotate (1.5707963267949) translate (3.01cm 12.801cm)">
          <text:p text:style-name="P1"><text:span text:style-name="T7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5.099cm" svg:height="1.682cm" draw:transform="rotate (1.5707963267949) translate (5.533cm 12.801cm)">
          <text:p text:style-name="P1"><text:span text:style-name="T7">Release/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5.099cm" svg:height="1.682cm" draw:transform="rotate (1.5707963267949) translate (8.057cm 12.801cm)">
          <text:p text:style-name="P1"><text:span text:style-name="T7">Release/4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draw:layer="layout" svg:width="5.099cm" svg:height="1.681cm" draw:transform="rotate (1.5707963267949) translate (19.616cm 13.036cm)">
          <text:p text:style-name="P1"><text:span text:style-name="T7">JIRA-12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draw:layer="layout" svg:width="5.099cm" svg:height="1.681cm" draw:transform="rotate (1.5707963267949) translate (22.14cm 13.036cm)">
          <text:p text:style-name="P1"><text:span text:style-name="T7">JIRA-567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5.099cm" svg:height="1.682cm" draw:transform="rotate (1.5707963267949) translate (17.092cm 13.036cm)">
          <text:p text:style-name="P1"><text:span text:style-name="T7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draw:line-skew="1.765cm" svg:x1="8.924cm" svg:y1="12.801cm" svg:x2="22.817cm" svg:y2="13.036cm" svg:d="M8924 12801v2501h13893v-2266" svg:viewBox="0 0 13894 2502">
          <text:p/>
        </draw:connector>
        <draw:frame draw:style-name="gr23" draw:text-style-name="P14" draw:layer="layout" svg:width="4.905cm" svg:height="0.962cm" svg:x="15.546cm" svg:y="14.452cm">
          <draw:text-box>
            <text:p>1) <text:s/>ghNJB 5678</text:p>
          </draw:text-box>
        </draw:frame>
        <draw:connector draw:style-name="gr18" draw:text-style-name="P7" draw:layer="layout" draw:line-skew="0.457cm" svg:x1="8.89cm" svg:y1="15.736cm" svg:x2="22.856cm" svg:y2="15.982cm" svg:d="M8890 15736v1204h13966v-958" svg:viewBox="0 0 13967 1205">
          <text:p/>
        </draw:connector>
        <draw:frame draw:style-name="gr24" draw:text-style-name="P14" draw:layer="layout" svg:width="4.977cm" svg:height="0.962cm" svg:x="15.629cm" svg:y="16.052cm">
          <draw:text-box>
            <text:p>2) <text:s/>ghUBUR 4.1</text:p>
          </draw:text-box>
        </draw:frame>
        <draw:frame draw:style-name="gr24" draw:text-style-name="P14" draw:layer="layout" svg:width="4.977cm" svg:height="0.962cm" svg:x="15.629cm" svg:y="17.852cm">
          <draw:text-box>
            <text:p>3) <text:s/>ghNPRR 4.1</text:p>
          </draw:text-box>
        </draw:frame>
        <draw:connector draw:style-name="gr21" draw:text-style-name="P7" draw:layer="layout" draw:line-skew="0.895cm" svg:x1="8.966cm" svg:y1="17.102cm" svg:x2="22.86cm" svg:y2="17.337cm" svg:d="M8966 17102v1631h13894v-1396" svg:viewBox="0 0 13895 1632">
          <text:p/>
        </draw:connector>
        <draw:frame draw:style-name="gr22" draw:text-style-name="P2" draw:layer="layout" svg:width="19.594cm" svg:height="1.276cm" svg:x="3.232cm" svg:y="1.524cm">
          <draw:text-box>
            <text:p text:style-name="P1"><text:span text:style-name="T1">Working with an upstream </text:span><text:span text:style-name="T8">Release</text:span><text:span text:style-name="T1"> branch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4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5T15:55:17.123178531</meta:creation-date>
    <dc:date>2016-05-25T16:52:29.818353259</dc:date>
    <meta:editing-duration>P3DT20H50M46S</meta:editing-duration>
    <meta:editing-cycles>28</meta:editing-cycles>
    <meta:generator>LibreOffice/5.1.2.2$Linux_X86_64 LibreOffice_project/10m0$Build-2</meta:generator>
    <meta:document-statistic meta:object-count="89"/>
  </office:meta>
</office:document-meta>
</file>